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17.59cm" style:rel-column-width="65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595cm" fo:margin-left="0cm" table:align="left"/>
    </style:style>
    <style:style style:name="Table4.A" style:family="table-column">
      <style:table-column-properties style:column-width="2.408cm"/>
    </style:style>
    <style:style style:name="Table4.B" style:family="table-column">
      <style:table-column-properties style:column-width="6.403cm"/>
    </style:style>
    <style:style style:name="Table4.C" style:family="table-column">
      <style:table-column-properties style:column-width="8.784cm"/>
    </style:style>
    <style:style style:name="Table4.A1" style:family="table-cell">
      <style:table-cell-properties fo:background-color="#dee7e5"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dee7e5"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1" style:family="table-row">
      <style:table-row-properties fo:keep-together="always"/>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P1" style:family="paragraph" style:parent-style-name="Heading_20_1">
      <style:text-properties fo:language="en" fo:country="AU"/>
    </style:style>
    <style:style style:name="P2" style:family="paragraph" style:parent-style-name="Heading_20_1">
      <style:text-properties officeooo:rsid="001fc116" officeooo:paragraph-rsid="001fc116"/>
    </style:style>
    <style:style style:name="P3" style:family="paragraph" style:parent-style-name="Title">
      <style:text-properties fo:language="en" fo:country="AU"/>
    </style:style>
    <style:style style:name="P4" style:family="paragraph" style:parent-style-name="Standard">
      <style:text-properties officeooo:rsid="00228110" officeooo:paragraph-rsid="00228110"/>
    </style:style>
    <style:style style:name="P5" style:family="paragraph" style:parent-style-name="Standard">
      <style:text-properties officeooo:rsid="00260179" officeooo:paragraph-rsid="00260179"/>
    </style:style>
    <style:style style:name="P6" style:family="paragraph" style:parent-style-name="Text_20_body">
      <style:text-properties fo:language="en" fo:country="AU" officeooo:rsid="001d7bf5" officeooo:paragraph-rsid="001d7bf5"/>
    </style:style>
    <style:style style:name="P7" style:family="paragraph" style:parent-style-name="Text_20_body">
      <style:text-properties fo:language="en" fo:country="AU" officeooo:rsid="001f20a5" officeooo:paragraph-rsid="001f20a5"/>
    </style:style>
    <style:style style:name="P8" style:family="paragraph" style:parent-style-name="Text_20_body" style:list-style-name="L1">
      <style:text-properties fo:language="en" fo:country="AU" officeooo:rsid="001f20a5" officeooo:paragraph-rsid="001f20a5"/>
    </style:style>
    <style:style style:name="P9" style:family="paragraph" style:parent-style-name="Text_20_body">
      <style:text-properties officeooo:rsid="001f20a5" officeooo:paragraph-rsid="001f20a5"/>
    </style:style>
    <style:style style:name="P10" style:family="paragraph" style:parent-style-name="Text_20_body">
      <style:text-properties officeooo:rsid="001fc116" officeooo:paragraph-rsid="001fc116"/>
    </style:style>
    <style:style style:name="P11" style:family="paragraph" style:parent-style-name="Text_20_body" style:list-style-name="L2">
      <style:text-properties officeooo:rsid="001fc116" officeooo:paragraph-rsid="001fc116"/>
    </style:style>
    <style:style style:name="P12" style:family="paragraph" style:parent-style-name="Text_20_body">
      <style:text-properties officeooo:paragraph-rsid="001fc116"/>
    </style:style>
    <style:style style:name="P13" style:family="paragraph" style:parent-style-name="Text_20_body" style:list-style-name="L2">
      <style:text-properties officeooo:paragraph-rsid="001fc116"/>
    </style:style>
    <style:style style:name="P14" style:family="paragraph" style:parent-style-name="Text_20_body">
      <style:text-properties officeooo:rsid="0020fe41" officeooo:paragraph-rsid="0020fe41"/>
    </style:style>
    <style:style style:name="P15" style:family="paragraph" style:parent-style-name="Text_20_body">
      <style:text-properties officeooo:rsid="002366a6" officeooo:paragraph-rsid="002366a6"/>
    </style:style>
    <style:style style:name="P16" style:family="paragraph" style:parent-style-name="Text_20_body">
      <style:text-properties officeooo:rsid="0023cce2" officeooo:paragraph-rsid="0023cce2"/>
    </style:style>
    <style:style style:name="P17" style:family="paragraph" style:parent-style-name="Text_20_body">
      <style:text-properties officeooo:rsid="00251347" officeooo:paragraph-rsid="00251347"/>
    </style:style>
    <style:style style:name="P18" style:family="paragraph" style:parent-style-name="Text_20_body">
      <style:text-properties officeooo:rsid="00256a54" officeooo:paragraph-rsid="00256a54"/>
    </style:style>
    <style:style style:name="P19" style:family="paragraph" style:parent-style-name="Text_20_body">
      <style:text-properties officeooo:rsid="00260179" officeooo:paragraph-rsid="00260179"/>
    </style:style>
    <style:style style:name="P20" style:family="paragraph" style:parent-style-name="Text_20_body">
      <style:text-properties officeooo:rsid="0028759e" officeooo:paragraph-rsid="0028759e"/>
    </style:style>
    <style:style style:name="P21" style:family="paragraph" style:parent-style-name="Text_20_body" style:master-page-name="">
      <style:paragraph-properties fo:text-align="justify" style:justify-single-word="false" style:page-number="auto" fo:keep-with-next="always"/>
      <style:text-properties officeooo:rsid="00260179" officeooo:paragraph-rsid="00260179"/>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ce2" officeooo:paragraph-rsid="0023cce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Code">
      <style:text-properties officeooo:paragraph-rsid="0028759e"/>
    </style:style>
    <style:style style:name="P24" style:family="paragraph" style:parent-style-name="Code">
      <style:text-properties fo:font-weight="bold" style:font-weight-asian="bold" style:font-weight-complex="bold"/>
    </style:style>
    <style:style style:name="P25" style:family="paragraph" style:parent-style-name="Subtitle">
      <style:text-properties fo:language="en" fo:country="AU"/>
    </style:style>
    <style:style style:name="T1" style:family="text">
      <style:text-properties officeooo:rsid="001f20a5"/>
    </style:style>
    <style:style style:name="T2" style:family="text">
      <style:text-properties officeooo:rsid="001fc116"/>
    </style:style>
    <style:style style:name="T3" style:family="text">
      <style:text-properties fo:language="en" fo:country="AU" officeooo:rsid="001fc116"/>
    </style:style>
    <style:style style:name="T4" style:family="text">
      <style:text-properties officeooo:rsid="0020fe41"/>
    </style:style>
    <style:style style:name="T5" style:family="text">
      <style:text-properties fo:color="#808000" style:font-name="DejaVu Sans Mono"/>
    </style:style>
    <style:style style:name="T6" style:family="text">
      <style:text-properties fo:color="#008000" style:font-name="DejaVu Sans Mono" fo:font-size="12pt" fo:font-style="normal" fo:font-weight="bold" style:font-size-asian="12pt" style:font-style-asian="normal" style:font-weight-asian="bold"/>
    </style:style>
    <style:style style:name="T7" style:family="text">
      <style:text-properties fo:color="#008000" style:font-name="DejaVu Sans Mono" fo:font-weight="bold" style:font-weight-asian="bold"/>
    </style:style>
    <style:style style:name="T8" style:family="text">
      <style:text-properties fo:color="#000080" style:font-name="DejaVu Sans Mono" fo:font-size="12pt" fo:font-style="normal" fo:font-weight="bold" style:font-size-asian="12pt" style:font-style-asian="normal" style:font-weight-asian="bold"/>
    </style:style>
    <style:style style:name="T9" style:family="text">
      <style:text-properties fo:color="#000080" style:font-name="DejaVu Sans Mono" fo:font-weight="bold" style:font-weight-asian="bold"/>
    </style:style>
    <style:style style:name="T10" style:family="text">
      <style:text-properties fo:color="#000000" style:font-name="DejaVu Sans Mono" fo:font-size="12pt" fo:font-style="normal" fo:font-weight="normal" style:font-size-asian="12pt" style:font-style-asian="normal" style:font-weight-asian="normal"/>
    </style:style>
    <style:style style:name="T11" style:family="text">
      <style:text-properties fo:color="#0000ff" style:font-name="DejaVu Sans Mono"/>
    </style:style>
    <style:style style:name="T12" style:family="text">
      <style:text-properties style:font-name="DejaVu Sans Mono"/>
    </style:style>
    <style:style style:name="T13" style:family="text">
      <style:text-properties officeooo:rsid="0023cce2"/>
    </style:style>
    <style:style style:name="T14" style:family="text">
      <style:text-properties fo:font-weight="bold" style:font-weight-asian="bold" style:font-weight-complex="bold"/>
    </style:style>
    <style:style style:name="T15" style:family="text">
      <style:text-properties officeooo:rsid="00251347"/>
    </style:style>
    <style:style style:name="T16" style:family="text">
      <style:text-properties officeooo:rsid="00256a54"/>
    </style:style>
    <style:style style:name="T17" style:family="text">
      <style:text-properties officeooo:rsid="0028759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Service in SPTK</text:p>
      <text:p text:style-name="P25">HowTo</text:p>
      <text:h text:style-name="P1" text:outline-level="1">Introduction</text:h>
      <text:p text:style-name="P6">Creating a Web Service in SPTK isn’t very difficult. I will try guiding you through the necessary steps. As a result, we will build a skeleton application <text:span text:style-name="T1">that is implememting a simple Web Service, but without any actual logic involved.</text:span></text:p>
      <text:p text:style-name="P7">The Web Service we’re going to create will be a state collector. It will implement only two methods:</text:p>
      <text:list xml:id="list3845821164" text:style-name="L1">
        <text:list-item>
          <text:p text:style-name="P8">Accept state information from an external service. Each external service will only store a latest known state.</text:p>
        </text:list-item>
        <text:list-item>
          <text:p text:style-name="P8">Report all stored external service states.</text:p>
        </text:list-item>
      </text:list>
      <text:p text:style-name="P7">The functionality is very primitive, however the steps required to make this Web Service, are similar to any other SPTK-based Web Service.</text:p>
      <text:p text:style-name="P12"><text:span text:style-name="T3">The steps for creating the application on Linux and Windows are similar, unless it will be mentioned below sparately for both Oses.</text:span></text:p>
      <text:h text:style-name="Heading_20_1" text:outline-level="1">Web Service Application</text:h>
      <text:p text:style-name="P10">The resulting application, log_collector, implements Web Service listening on port 80. It supports plain HTTP connections only. Support for SSL may be added, but it’s outside of the scope of this HowTo.</text:p>
      <text:h text:style-name="P2" text:outline-level="1">Steps</text:h>
      <text:h text:style-name="Heading_20_2" text:outline-level="2">Step 1. <text:span text:style-name="T2">Application skeleton</text:span></text:h>
      <text:p text:style-name="P10">Lets create a minimal application that links to SPTK. We start from creating a directory, log_collector, with <text:span text:style-name="T4">main C++ module of our program, log_collector.cpp, and </text:span>CMakeLists.txt file for CMake. </text:p>
      <text:p text:style-name="P10">If you don’t have CMake, please install it:</text:p>
      <text:list xml:id="list2713213398" text:style-name="L2">
        <text:list-item>
          <text:p text:style-name="P13"><text:span text:style-name="T2">Linux: Simply use package manager of your Linux</text:span></text:p>
        </text:list-item>
        <text:list-item>
          <text:p text:style-name="P11">Windows: Download CMake from <text:a xlink:type="simple" xlink:href="https://cmake.org/download/" text:style-name="Internet_20_link" text:visited-style-name="Visited_20_Internet_20_Link">https://cmake.org/download/</text:a></text:p>
        </text:list-item>
      </text:list>
      <text:p text:style-name="P14">First, C++ module. We start from infamous Hello World program:</text:p>
      <table:table table:name="Table1" table:style-name="Table1">
        <table:table-column table:style-name="Table1.A"/>
        <text:soft-page-break/>
        <table:table-row>
          <table:table-cell table:style-name="Table1.A1" office:value-type="string">
            <text:p text:style-name="Code">#include &lt;iostream&gt;<text:line-break/><text:line-break/>using namespace std;<text:line-break/><text:line-break/>int main()<text:line-break/>{<text:line-break/> <text:s text:c="3"/>cout &lt;&lt; "Hello, World" &lt;&lt; endl;<text:line-break/> <text:s text:c="3"/>return 0;<text:line-break/>}</text:p>
          </table:table-cell>
        </table:table-row>
      </table:table>
      <text:p text:style-name="P14"/>
      <text:p text:style-name="P4">The initial CMakeLists.txt, also, is only including minimal required elements:</text:p>
      <table:table table:name="Table2" table:style-name="Table2">
        <table:table-column table:style-name="Table2.A"/>
        <table:table-row>
          <table:table-cell table:style-name="Table2.A1" office:value-type="string">
            <text:p text:style-name="Code">add_executable (log_collector log_collector.cpp)<text:line-break/>install (TARGETS log_collector RUNTIME DESTINATION bin LIBRARY DESTINATION lib)<text:line-break/>install (FILES log_collector.wsdl DESTINATION share/edulog/webapp)</text:p>
          </table:table-cell>
        </table:table-row>
      </table:table>
      <text:p text:style-name="P4"/>
      <text:h text:style-name="Heading_20_2" text:outline-level="2"><text:span text:style-name="T2">Step 2. Add </text:span>Web Service Definition <text:span text:style-name="T1">(WSDL)</text:span></text:h>
      <text:p text:style-name="P9">The WSDL file that defines Web Service can be created with various tools. I usually use Eclipse for Web Developers, that includes WDT (Web Design Tools).</text:p>
      <text:h text:style-name="Heading_20_3" text:outline-level="3">Step 2.1.</text:h>
      <text:p text:style-name="P9">Without going into details, I simply provide WSDL file, <text:span text:style-name="T2">log_collector.wsdl. This file defines two Web methods, SetState and GetState:</text:span></text:p>
      <table:table table:name="Table4" table:style-name="Table4">
        <table:table-column table:style-name="Table4.A"/>
        <table:table-column table:style-name="Table4.B"/>
        <table:table-column table:style-name="Table4.C"/>
        <table:table-row>
          <table:table-cell table:style-name="Table4.A1" office:value-type="string">
            <text:p text:style-name="P22">Method</text:p>
          </table:table-cell>
          <table:table-cell table:style-name="Table4.A1" office:value-type="string">
            <text:p text:style-name="P22">Functionality</text:p>
          </table:table-cell>
          <table:table-cell table:style-name="Table4.C1" office:value-type="string">
            <text:p text:style-name="P22">Response</text:p>
          </table:table-cell>
        </table:table-row>
        <table:table-row>
          <table:table-cell table:style-name="Table4.A2" office:value-type="string">
            <text:p text:style-name="P22">SetState</text:p>
          </table:table-cell>
          <table:table-cell table:style-name="Table4.A2" office:value-type="string">
            <text:p text:style-name="P22">Store the state of single service</text:p>
          </table:table-cell>
          <table:table-cell table:style-name="Table4.C2" office:value-type="string">
            <text:p text:style-name="P22">Result (success (true/false) and error description</text:p>
          </table:table-cell>
        </table:table-row>
        <table:table-row>
          <table:table-cell table:style-name="Table4.A2" office:value-type="string">
            <text:p text:style-name="P22">GetState</text:p>
          </table:table-cell>
          <table:table-cell table:style-name="Table4.A2" office:value-type="string">
            <text:p text:style-name="P22">Get all stored states of services</text:p>
          </table:table-cell>
          <table:table-cell table:style-name="Table4.C2" office:value-type="string">
            <text:p text:style-name="P22">Result (success (true/false) and error description, and list of stored states.</text:p>
          </table:table-cell>
        </table:table-row>
      </table:table>
      <text:p text:style-name="P9"/>
      <text:p text:style-name="P15">The file should be copied into our project directory.</text:p>
      <table:table table:name="Table3" table:style-name="Table3">
        <table:table-column table:style-name="Table3.A"/>
        <table:table-row>
          <table:table-cell table:style-name="Table3.A1" office:value-type="string">
            <text:p text:style-name="Code">&lt;?xml version="1.0" encoding="UTF-8" standalone="no"?&gt;</text:p>
            <text:p text:style-name="Code">&lt;wsdl:definitions xmlns:soap="http://schemas.xmlsoap.org/wsdl/soap/" xmlns:tns="http://www.protis-demo.com/log_collector/" xmlns:wsdl="http://schemas.xmlsoap.org/wsdl/" xmlns:xsd="http://www.w3.org/2001/XMLSchema" name="log_collector" targetNamespace="http://www.protis-demo.com/log_collector/"&gt;</text:p>
            <text:p text:style-name="Code"><text:s text:c="2"/>&lt;wsdl:types&gt;</text:p>
            <text:p text:style-name="Code"><text:s text:c="4"/>&lt;xsd:schema targetNamespace="http://www.protis-demo.com/log_collector/"&gt;</text:p>
            <text:p text:style-name="Code"><text:s text:c="6"/>&lt;xsd:element name="SetState"&gt;</text:p>
            <text:p text:style-name="Code"><text:s text:c="8"/>&lt;xsd:complexType&gt;</text:p>
            <text:p text:style-name="Code"><text:s text:c="10"/>&lt;xsd:sequence&gt;</text:p>
            <text:p text:style-name="Code"><text:s text:c="10"/><text:tab/>&lt;xsd:element name="login" type="tns:LoginType"&gt;&lt;/xsd:element&gt;</text:p>
            <text:p text:style-name="Code"><text:s text:c="10"/><text:tab/>&lt;xsd:element name="state" type="tns:StateType" /&gt;</text:p>
            <text:p text:style-name="Code"><text:s text:c="10"/>&lt;/xsd:sequence&gt;</text:p>
            <text:p text:style-name="Code"><text:s text:c="8"/>&lt;/xsd:complexType&gt;</text:p>
            <text:p text:style-name="Code"><text:s text:c="6"/>&lt;/xsd:element&gt;</text:p>
            <text:p text:style-name="Code"><text:s text:c="6"/>&lt;xsd:element name="SetStateResponse"&gt;</text:p>
            <text:p text:style-name="Code"><text:soft-page-break/><text:s text:c="8"/>&lt;xsd:complexType&gt;</text:p>
            <text:p text:style-name="Code"><text:s text:c="10"/>&lt;xsd:sequence&gt;</text:p>
            <text:p text:style-name="Code"><text:s text:c="10"/><text:tab/>&lt;xsd:element name="result" type="tns:ResultType" /&gt;</text:p>
            <text:p text:style-name="Code"><text:s text:c="10"/><text:tab/>&lt;xsd:element name="states" type="tns:StateListType"&gt;&lt;/xsd:element&gt;</text:p>
            <text:p text:style-name="Code"><text:s text:c="10"/>&lt;/xsd:sequence&gt;</text:p>
            <text:p text:style-name="Code"><text:s text:c="8"/>&lt;/xsd:complexType&gt;</text:p>
            <text:p text:style-name="Code"><text:s text:c="6"/>&lt;/xsd:element&gt;</text:p>
            <text:p text:style-name="Code"><text:s text:c="4"/></text:p>
            <text:p text:style-name="Code"><text:s text:c="6"/>&lt;xsd:complexType name="LoginType"&gt;</text:p>
            <text:p text:style-name="Code"><text:s text:c="6"/><text:tab/>&lt;xsd:sequence&gt;</text:p>
            <text:p text:style-name="Code"><text:s text:c="6"/><text:tab/><text:tab/>&lt;xsd:element name="username" type="xsd:string"&gt;&lt;/xsd:element&gt;</text:p>
            <text:p text:style-name="Code"><text:s text:c="6"/><text:tab/><text:tab/>&lt;xsd:element name="password" type="xsd:string"&gt;&lt;/xsd:element&gt;</text:p>
            <text:p text:style-name="Code"><text:s text:c="6"/><text:tab/>&lt;/xsd:sequence&gt;</text:p>
            <text:p text:style-name="Code"><text:s text:c="6"/>&lt;/xsd:complexType&gt;</text:p>
            <text:p text:style-name="Code"><text:s text:c="4"/></text:p>
            <text:p text:style-name="Code"><text:s text:c="6"/>&lt;xsd:complexType name="StateType"&gt;</text:p>
            <text:p text:style-name="Code"><text:s text:c="6"/><text:tab/>&lt;xsd:sequence&gt;</text:p>
            <text:p text:style-name="Code"><text:s text:c="6"/><text:tab/><text:tab/>&lt;xsd:element name="instance" type="xsd:string"&gt;&lt;/xsd:element&gt;</text:p>
            <text:p text:style-name="Code"><text:s text:c="6"/><text:tab/><text:tab/>&lt;xsd:element name="hostname" type="xsd:string"&gt;&lt;/xsd:element&gt;</text:p>
            <text:p text:style-name="Code"><text:s text:c="6"/><text:tab/><text:tab/>&lt;xsd:element name="timestamp" type="xsd:dateTime"&gt;&lt;/xsd:element&gt;</text:p>
            <text:p text:style-name="Code"><text:s text:c="6"/><text:tab/><text:tab/>&lt;xsd:element name="event_count" type="xsd:string"&gt;&lt;/xsd:element&gt;</text:p>
            <text:p text:style-name="Code"><text:s text:c="6"/><text:tab/>&lt;/xsd:sequence&gt;</text:p>
            <text:p text:style-name="Code"><text:s text:c="6"/>&lt;/xsd:complexType&gt;</text:p>
            <text:p text:style-name="Code"><text:s text:c="4"/></text:p>
            <text:p text:style-name="Code"><text:s text:c="6"/>&lt;xsd:complexType name="ResultType"&gt;</text:p>
            <text:p text:style-name="Code"><text:s text:c="6"/><text:tab/>&lt;xsd:sequence&gt;</text:p>
            <text:p text:style-name="Code"><text:s text:c="6"/><text:tab/><text:tab/>&lt;xsd:element name="success" type="xsd:boolean" maxOccurs="1" minOccurs="1"&gt;&lt;/xsd:element&gt;</text:p>
            <text:p text:style-name="Code"><text:s text:c="6"/><text:tab/><text:tab/>&lt;xsd:element name="description" type="xsd:string" maxOccurs="1" minOccurs="0"&gt;&lt;/xsd:element&gt;</text:p>
            <text:p text:style-name="Code"><text:s text:c="6"/><text:tab/>&lt;/xsd:sequence&gt;</text:p>
            <text:p text:style-name="Code"><text:s text:c="6"/>&lt;/xsd:complexType&gt;</text:p>
            <text:p text:style-name="Code"><text:s text:c="4"/></text:p>
            <text:p text:style-name="Code"><text:s text:c="6"/>&lt;xsd:complexType name="StateListType"&gt;</text:p>
            <text:p text:style-name="Code"><text:s text:c="6"/><text:tab/>&lt;xsd:sequence&gt;</text:p>
            <text:p text:style-name="Code"><text:s text:c="6"/><text:tab/><text:tab/>&lt;xsd:element name="state" type="tns:StateType" maxOccurs="unbounded" minOccurs="0"&gt;&lt;/xsd:element&gt;</text:p>
            <text:p text:style-name="Code"><text:s text:c="6"/><text:tab/>&lt;/xsd:sequence&gt;</text:p>
            <text:p text:style-name="Code"><text:s text:c="6"/>&lt;/xsd:complexType&gt;</text:p>
            <text:p text:style-name="Code"><text:s text:c="4"/>&lt;/xsd:schema&gt;</text:p>
            <text:p text:style-name="Code"><text:s text:c="2"/>&lt;/wsdl:types&gt;</text:p>
            <text:p text:style-name="Code"><text:s text:c="2"/>&lt;wsdl:message name="SetStateRequest"&gt;</text:p>
            <text:p text:style-name="Code"><text:s text:c="4"/>&lt;wsdl:part element="tns:SetState" name="parameters"/&gt;</text:p>
            <text:p text:style-name="Code"><text:s text:c="2"/>&lt;/wsdl:message&gt;</text:p>
            <text:p text:style-name="Code"><text:s text:c="2"/>&lt;wsdl:message name="SetStateResponse"&gt;</text:p>
            <text:p text:style-name="Code"><text:s text:c="4"/>&lt;wsdl:part element="tns:SetStateResponse" name="parameters"/&gt;</text:p>
            <text:p text:style-name="Code"><text:s text:c="2"/>&lt;/wsdl:message&gt;</text:p>
            <text:p text:style-name="Code"><text:s text:c="2"/>&lt;wsdl:portType name="log_collector"&gt;</text:p>
            <text:p text:style-name="Code"><text:s text:c="4"/>&lt;wsdl:operation name="SetState"&gt;</text:p>
            <text:p text:style-name="Code"><text:s text:c="6"/>&lt;wsdl:input message="tns:SetStateRequest"/&gt;</text:p>
            <text:p text:style-name="Code"><text:s text:c="6"/>&lt;wsdl:output message="tns:SetStateResponse"/&gt;</text:p>
            <text:p text:style-name="Code"><text:s text:c="4"/>&lt;/wsdl:operation&gt;</text:p>
            <text:p text:style-name="Code"><text:s text:c="2"/>&lt;/wsdl:portType&gt;</text:p>
            <text:p text:style-name="Code"><text:s text:c="2"/>&lt;wsdl:binding name="log_collectorSOAP" type="tns:log_collector"&gt;</text:p>
            <text:p text:style-name="Code"><text:s text:c="4"/>&lt;soap:binding style="document" transport="http://schemas.xmlsoap.org/soap/http"/&gt;</text:p>
            <text:p text:style-name="Code"><text:s text:c="4"/>&lt;wsdl:operation name="SetState"&gt;</text:p>
            <text:p text:style-name="Code"><text:s text:c="6"/>&lt;soap:operation soapAction="http://www.protis-demo.com/log_collector/SetState"/&gt;</text:p>
            <text:p text:style-name="Code"><text:soft-page-break/><text:s text:c="6"/>&lt;wsdl:input&gt;</text:p>
            <text:p text:style-name="Code"><text:s text:c="8"/>&lt;soap:body use="literal"/&gt;</text:p>
            <text:p text:style-name="Code"><text:s text:c="6"/>&lt;/wsdl:input&gt;</text:p>
            <text:p text:style-name="Code"><text:s text:c="6"/>&lt;wsdl:output&gt;</text:p>
            <text:p text:style-name="Code"><text:s text:c="8"/>&lt;soap:body use="literal"/&gt;</text:p>
            <text:p text:style-name="Code"><text:s text:c="6"/>&lt;/wsdl:output&gt;</text:p>
            <text:p text:style-name="Code"><text:s text:c="4"/>&lt;/wsdl:operation&gt;</text:p>
            <text:p text:style-name="Code"><text:s text:c="2"/>&lt;/wsdl:binding&gt;</text:p>
            <text:p text:style-name="Code"><text:s text:c="2"/>&lt;wsdl:service name="log_collector"&gt;</text:p>
            <text:p text:style-name="Code"><text:s text:c="4"/>&lt;wsdl:port binding="tns:log_collectorSOAP" name="log_collectorSOAP"&gt;</text:p>
            <text:p text:style-name="Code"><text:s text:c="6"/>&lt;soap:address location="http://www.example.org/"/&gt;</text:p>
            <text:p text:style-name="Code"><text:s text:c="4"/>&lt;/wsdl:port&gt;</text:p>
            <text:p text:style-name="Code"><text:s text:c="2"/>&lt;/wsdl:service&gt;</text:p>
            <text:p text:style-name="Code">&lt;/wsdl:definitions&gt;</text:p>
          </table:table-cell>
        </table:table-row>
      </table:table>
      <text:p text:style-name="P9"/>
      <text:h text:style-name="Heading_20_3" text:outline-level="3">Step 2.2. <text:span text:style-name="T13">Generating Web Service Classes</text:span></text:h>
      <text:p text:style-name="P16">SPTK uses generated code to provide implementtation for methods, defined in WSDL file. The generation is done using <text:span text:style-name="T14">wsdl2cxx</text:span> utillty, included with SPTK. <text:span text:style-name="T15">This utility has a very few parameters the customize code generation. If you run this utility without parameters, it will display a short hel message:</text:span></text:p>
      <table:table table:name="Table5" table:style-name="Table5">
        <table:table-column table:style-name="Table5.A"/>
        <table:table-row>
          <table:table-cell table:style-name="Table5.A1" office:value-type="string">
            <text:p text:style-name="Code"><text:span text:style-name="T17">log_collector&gt;</text:span> <text:span text:style-name="T14">wsdl2cxx</text:span> </text:p>
            <text:p text:style-name="Code">WSDL to C++ prototype parser. (C) 2012-2019 Alexey Parshin</text:p>
            <text:p text:style-name="Code"/>
            <text:p text:style-name="Code">Generates Web Service C++ class that is used as a base class for actual Web Service implementation.</text:p>
            <text:p text:style-name="Code">Usage:</text:p>
            <text:p text:style-name="Code"/>
            <text:p text:style-name="Code"><text:s text:c="2"/><text:span text:style-name="T14">wsdl2cxx &lt;WSDL file&gt; [output directory] [header file]</text:span></text:p>
          </table:table-cell>
        </table:table-row>
      </table:table>
      <text:p text:style-name="P16"/>
      <text:p text:style-name="P17">So, we need to give the utility the WSDL file, that we already have, log_collector.wsdl. We also need defining the name of the directory where the Web Service code has to be generated. The last parameter is optional and names the file where optional file header is stored.</text:p>
      <text:p text:style-name="P17">So, in our case, considering that WSDL file is in the project’s directory, <text:span text:style-name="T16">and assuming that generated files directory name is Service (or choose any name your like), the command will look like this:</text:span></text:p>
      <table:table table:name="Table6" table:style-name="Table6">
        <table:table-column table:style-name="Table6.A"/>
        <table:table-row>
          <table:table-cell table:style-name="Table6.A1" office:value-type="string">
            <text:p text:style-name="Code"><text:span text:style-name="T16">log_collector&gt; <text:s/></text:span><text:span text:style-name="T14">wsdl2cxx <text:s/>log_collector.wsdl <text:s/>Service</text:span></text:p>
          </table:table-cell>
        </table:table-row>
      </table:table>
      <text:p text:style-name="P17"/>
      <text:p text:style-name="P18">This assumes that wsdl2cxx utility is in the PATH, of course. If you don’t get any errors, then you can inspect the content of Service directory. Besides C++ files, you will find CMakeList.txt that lists all the generated files as CMake variable. We will use it in our application’s project later.</text:p>
      <text:p text:style-name="P21"><text:soft-page-break/>Here is the list of generated files in Service directory:</text:p>
      <table:table table:name="Table7" table:style-name="Table7">
        <table:table-column table:style-name="Table7.A"/>
        <table:table-row table:style-name="Table7.1">
          <table:table-cell table:style-name="Table7.A1" office:value-type="string">
            <text:p text:style-name="P24">CLogCollectorServiceBase.cpp</text:p>
            <text:p text:style-name="P24">CLogCollectorServiceBase.h</text:p>
            <text:p text:style-name="Code">CLoginType.cpp</text:p>
            <text:p text:style-name="Code">CLoginType.h</text:p>
            <text:p text:style-name="P24">CMakeLists.txt</text:p>
            <text:p text:style-name="Code">CResultType.cpp</text:p>
            <text:p text:style-name="Code">CResultType.h</text:p>
            <text:p text:style-name="Code">CSetState.cpp</text:p>
            <text:p text:style-name="Code">CSetState.h</text:p>
            <text:p text:style-name="Code">CSetStateResponse.cpp</text:p>
            <text:p text:style-name="Code">CSetStateResponse.h</text:p>
            <text:p text:style-name="Code">CStateListType.cpp</text:p>
            <text:p text:style-name="Code">CStateListType.h</text:p>
            <text:p text:style-name="Code">CStateType.cpp</text:p>
            <text:p text:style-name="Code">CStateType.h</text:p>
          </table:table-cell>
        </table:table-row>
      </table:table>
      <text:p text:style-name="P5">The first two files are implementing the Web Service skeleton. </text:p>
      <text:p text:style-name="P5">The CMakeLists.txt file is generated for the convenience of including generated files into your project.</text:p>
      <text:p text:style-name="P5">The rest of the files are implementing Web Service complex types.</text:p>
      <text:h text:style-name="Heading_20_3" text:outline-level="3">Step 2.3. Including Generated Files Into Project</text:h>
      <text:p text:style-name="P19">Now we need including the generated files into CMake project. We will use CMake variable <text:span text:style-name="T14">LogCollectorWebServiceFiles</text:span> that includes all the generated files. The modified main CMakeLists.txt (in the project directory) now should look like this:</text:p>
      <table:table table:name="Table8" table:style-name="Table8">
        <table:table-column table:style-name="Table8.A"/>
        <table:table-row table:style-name="Table8.1">
          <table:table-cell table:style-name="Table8.A1" office:value-type="string">
            <text:p text:style-name="Code"><text:span text:style-name="T14">add_subdirectory(Service)</text:span><text:line-break/><text:line-break/>add_executable (</text:p>
            <text:p text:style-name="Code"><text:s text:c="3"/>log_collector </text:p>
            <text:p text:style-name="Code"><text:s text:c="3"/>log_collector.cpp </text:p>
            <text:p text:style-name="Code"><text:s text:c="3"/><text:span text:style-name="T14">${LogCollectorWebServiceFiles}</text:span></text:p>
            <text:p text:style-name="P23">)</text:p>
            <text:p text:style-name="P23"><text:line-break/>install (TARGETS log_collector RUNTIME DESTINATION bin LIBRARY DESTINATION lib)<text:line-break/>install (FILES log_collector.wsdl DESTINATION share/edulog/webapp)</text:p>
          </table:table-cell>
        </table:table-row>
      </table:table>
      <text:h text:style-name="Heading_20_2" text:outline-level="2">Step 3. Implementing Web Service</text:h>
      <text:p text:style-name="P20">In this stage, we will implement Web Service basic functionality, so it will be ready to actually do someth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adornments="Regular"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Standard" style:master-page-name="">
      <loext:graphic-properties draw:fill="solid" draw:fill-color="#ffffff"/>
      <style:paragraph-properties fo:margin-top="0cm" fo:margin-bottom="0cm" loext:contextual-spacing="false" style:page-number="auto" fo:background-color="#ffffff" fo:padding="0cm" fo:border="none"/>
      <style:text-properties style:font-name="Liberation Mono" fo:font-family="'Liberation Mono'" style:font-style-name="Regular" style:font-family-generic="modern" style:font-pitch="fixed"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0:46:40.845496607</meta:creation-date>
    <dc:date>2019-02-07T17:14:48.918267162</dc:date>
    <meta:editing-duration>PT22M26S</meta:editing-duration>
    <meta:editing-cycles>3</meta:editing-cycles>
    <meta:generator>LibreOffice/6.1.5.1$Linux_X86_64 LibreOffice_project/10$Build-1</meta:generator>
    <meta:document-statistic meta:table-count="8" meta:image-count="0" meta:object-count="0" meta:page-count="5" meta:paragraph-count="156" meta:word-count="900" meta:character-count="8454" meta:non-whitespace-character-count="7214"/>
  </office:meta>
</office:document-meta>
</file>